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3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5.1cm"/>
      <style:paragraph-properties style:writing-mode="lr-tb"/>
    </style:style>
    <style:style style:name="gr3" style:family="graphic" style:parent-style-name="standard">
      <style:graphic-properties draw:fill-color="#bf0041" draw:textarea-horizontal-align="justify" draw:textarea-vertical-align="middle" draw:auto-grow-height="false" fo:min-height="0.95cm" fo:min-width="2cm"/>
      <style:paragraph-properties style:writing-mode="lr-tb"/>
    </style:style>
    <style:style style:name="gr4" style:family="graphic" style:parent-style-name="standard" style:list-style-name="L1">
      <style:graphic-properties draw:fill-color="#bf0041" draw:textarea-horizontal-align="justify" draw:textarea-vertical-align="middle" draw:auto-grow-height="false" fo:min-height="1cm" fo:min-width="3.5cm"/>
      <style:paragraph-properties style:writing-mode="lr-tb"/>
    </style:style>
    <style:style style:name="gr5" style:family="graphic" style:parent-style-name="standard" style:list-style-name="L1">
      <style:graphic-properties draw:fill-color="#bf0041" draw:textarea-horizontal-align="justify" draw:textarea-vertical-align="middle" draw:auto-grow-height="false" fo:min-height="1cm" fo:min-width="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7" style:family="graphic" style:parent-style-name="standard">
      <style:graphic-properties draw:fill-color="#bf0041" draw:textarea-horizontal-align="justify" draw:textarea-vertical-align="middle" draw:auto-grow-height="false" fo:min-height="1.25cm" fo:min-width="3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cm" fo:min-width="5.5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3.25cm" fo:min-width="6.25cm"/>
      <style:paragraph-properties style:writing-mode="lr-tb"/>
    </style:style>
    <style:style style:name="gr10" style:family="graphic" style:parent-style-name="standard">
      <style:graphic-properties draw:fill-color="#bf0041" draw:textarea-horizontal-align="justify" draw:textarea-vertical-align="middle" draw:auto-grow-height="false" fo:min-height="2cm" fo:min-width="5.5cm"/>
      <style:paragraph-properties style:writing-mode="lr-tb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1.75cm" fo:min-width="3.75cm"/>
      <style:paragraph-properties style:writing-mode="lr-tb"/>
    </style:style>
    <style:style style:name="gr12" style:family="graphic" style:parent-style-name="standard">
      <style:graphic-properties draw:fill-color="#bf0041" draw:textarea-horizontal-align="justify" draw:textarea-vertical-align="middle" draw:auto-grow-height="false" fo:min-height="1cm" fo:min-width="3.5cm"/>
      <style:paragraph-properties style:writing-mode="lr-tb"/>
    </style:style>
    <style:style style:name="gr13" style:family="graphic" style:parent-style-name="objectwithoutfill">
      <style:graphic-properties draw:marker-end="Arrowheads_20_2" draw:marker-end-width="0.3cm" draw:fill="none" draw:textarea-vertical-align="middle"/>
    </style:style>
    <style:style style:name="gr14" style:family="graphic" style:parent-style-name="objectwithoutfill">
      <style:graphic-properties draw:marker-end="Arrowheads_20_3" draw:marker-end-width="0.3cm" draw:fill="none" draw:textarea-vertical-align="middle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</style:style>
    <style:style style:name="gr20" style:family="graphic" style:parent-style-name="objectwithoutfill">
      <style:graphic-properties draw:marker-end="Arrowheads_20_13" draw:marker-end-width="0.3cm" draw:fill="none" draw:textarea-vertical-align="middle"/>
    </style:style>
    <style:style style:name="gr21" style:family="graphic" style:parent-style-name="objectwithoutfill">
      <style:graphic-properties draw:marker-end="Arrowheads_20_14" draw:marker-end-width="0.3cm" draw:fill="none" draw:textarea-vertical-align="middle"/>
    </style:style>
    <style:style style:name="gr22" style:family="graphic" style:parent-style-name="objectwithoutfill">
      <style:graphic-properties draw:marker-end="Arrowheads_20_15" draw:marker-end-width="0.3cm" draw:fill="none" draw:textarea-vertical-align="middle"/>
    </style:style>
    <style:style style:name="gr23" style:family="graphic" style:parent-style-name="objectwithoutfill">
      <style:graphic-properties draw:marker-end="Arrowheads_20_16" draw:marker-end-width="0.3cm" draw:fill="none" draw:textarea-vertical-align="middle"/>
    </style:style>
    <style:style style:name="gr24" style:family="graphic" style:parent-style-name="objectwithoutfill">
      <style:graphic-properties draw:marker-end="Arrowheads_20_17" draw:marker-end-width="0.3cm" draw:fill="none" draw:textarea-vertical-align="middle"/>
    </style:style>
    <style:style style:name="gr25" style:family="graphic" style:parent-style-name="objectwithoutfill">
      <style:graphic-properties draw:marker-end="Arrowheads_20_18" draw:marker-end-width="0.3cm" draw:fill="none" draw:textarea-vertical-align="middle"/>
    </style:style>
    <style:style style:name="gr26" style:family="graphic" style:parent-style-name="objectwithoutfill">
      <style:graphic-properties draw:marker-end="Arrowheads_20_20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28" style:family="graphic" style:parent-style-name="objectwithoutfill">
      <style:graphic-properties draw:marker-end="Arrowheads_20_22" draw:marker-end-width="0.3cm" draw:fill="none" draw:textarea-vertical-align="middle"/>
    </style:style>
    <style:style style:name="gr29" style:family="graphic" style:parent-style-name="objectwithoutfill">
      <style:graphic-properties draw:marker-end="Arrowheads_20_23" draw:marker-end-width="0.3cm" draw:fill="none" draw:textarea-vertical-align="middle"/>
    </style:style>
    <style:style style:name="gr30" style:family="graphic" style:parent-style-name="objectwithoutfill">
      <style:graphic-properties draw:marker-end="Arrowheads_20_24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2cm" fo:min-width="4.5cm"/>
      <style:paragraph-properties style:writing-mode="lr-tb"/>
    </style:style>
    <style:style style:name="gr32" style:family="graphic" style:parent-style-name="objectwithoutfill">
      <style:graphic-properties draw:marker-end="Arrowheads_20_25" draw:marker-end-width="0.3cm" draw:fill="none" draw:textarea-vertical-align="middle"/>
    </style:style>
    <style:style style:name="gr33" style:family="graphic" style:parent-style-name="standard">
      <style:graphic-properties draw:fill-color="#bf0041" draw:textarea-horizontal-align="justify" draw:textarea-vertical-align="middle" draw:auto-grow-height="false" fo:min-height="0.75cm" fo:min-width="3.25cm"/>
      <style:paragraph-properties style:writing-mode="lr-tb"/>
    </style:style>
    <style:style style:name="gr34" style:family="graphic" style:parent-style-name="objectwithoutfill">
      <style:graphic-properties draw:marker-end="Arrowheads_20_26" draw:marker-end-width="0.3cm" draw:fill="none" draw:textarea-vertical-align="middle"/>
    </style:style>
    <style:style style:name="gr35" style:family="graphic" style:parent-style-name="standard">
      <style:graphic-properties draw:fill-color="#bf0041" draw:textarea-horizontal-align="justify" draw:textarea-vertical-align="middle" draw:auto-grow-height="false" fo:min-height="1cm" fo:min-width="4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cm" fo:min-width="4.25cm"/>
      <style:paragraph-properties style:writing-mode="lr-tb"/>
    </style:style>
    <style:style style:name="gr37" style:family="graphic" style:parent-style-name="objectwithoutfill">
      <style:graphic-properties draw:marker-end="Arrowheads_20_27" draw:marker-end-width="0.3cm" draw:fill="none" draw:textarea-vertical-align="middle"/>
    </style:style>
    <style:style style:name="gr38" style:family="graphic" style:parent-style-name="objectwithoutfill">
      <style:graphic-properties draw:marker-end="Arrowheads_20_30" draw:marker-end-width="0.3cm" draw:fill="none" draw:textarea-vertical-align="middle"/>
    </style:style>
    <style:style style:name="gr39" style:family="graphic" style:parent-style-name="standard">
      <style:graphic-properties draw:fill-color="#bf0041" draw:textarea-horizontal-align="justify" draw:textarea-vertical-align="middle" draw:auto-grow-height="false" fo:min-height="1cm" fo:min-width="7.75cm"/>
      <style:paragraph-properties style:writing-mode="lr-tb"/>
    </style:style>
    <style:style style:name="gr40" style:family="graphic" style:parent-style-name="objectwithoutfill">
      <style:graphic-properties draw:marker-end="Arrowheads_20_31" draw:marker-end-width="0.3cm" draw:fill="none" draw:textarea-vertical-align="middle"/>
    </style:style>
    <style:style style:name="gr41" style:family="graphic" style:parent-style-name="objectwithoutfill">
      <style:graphic-properties draw:marker-end="Arrowheads_20_32" draw:marker-end-width="0.3cm" draw:fill="none" draw:textarea-vertical-align="middle"/>
    </style:style>
    <style:style style:name="gr42" style:family="graphic" style:parent-style-name="objectwithoutfill">
      <style:graphic-properties draw:marker-end="Arrowheads_20_33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4.75cm" fo:min-width="5.5cm"/>
      <style:paragraph-properties style:writing-mode="lr-tb"/>
    </style:style>
    <style:style style:name="gr44" style:family="graphic" style:parent-style-name="objectwithoutfill">
      <style:graphic-properties draw:marker-end="Arrowheads_20_34" draw:marker-end-width="0.3cm" draw:fill="none" draw:textarea-vertical-align="middle"/>
    </style:style>
    <style:style style:name="gr45" style:family="graphic" style:parent-style-name="standard">
      <style:graphic-properties draw:fill-color="#bf0041" draw:textarea-horizontal-align="justify" draw:textarea-vertical-align="middle" draw:auto-grow-height="false" fo:min-height="2cm" fo:min-width="4.75cm"/>
      <style:paragraph-properties style:writing-mode="lr-tb"/>
    </style:style>
    <style:style style:name="gr46" style:family="graphic" style:parent-style-name="objectwithoutfill">
      <style:graphic-properties draw:marker-end="Arrowheads_20_35" draw:marker-end-width="0.3cm" draw:fill="none" draw:textarea-vertical-align="middle"/>
    </style:style>
    <style:style style:name="gr47" style:family="graphic" style:parent-style-name="objectwithoutfill">
      <style:graphic-properties draw:marker-end="Arrowheads_20_36" draw:marker-end-width="0.3cm" draw:fill="none" draw:textarea-vertical-align="middle"/>
    </style:style>
    <style:style style:name="gr48" style:family="graphic" style:parent-style-name="standard">
      <style:graphic-properties draw:fill-color="#dddddd" draw:textarea-horizontal-align="justify" draw:textarea-vertical-align="middle" draw:auto-grow-height="false" fo:min-height="2.25cm" fo:min-width="3.25cm"/>
      <style:paragraph-properties style:writing-mode="lr-tb"/>
    </style:style>
    <style:style style:name="gr49" style:family="graphic" style:parent-style-name="objectwithoutfill">
      <style:graphic-properties draw:marker-end="Arrowheads_20_37" draw:marker-end-width="0.3cm" draw:fill="none" draw:textarea-vertical-align="middle"/>
    </style:style>
    <style:style style:name="gr50" style:family="graphic" style:parent-style-name="standard">
      <style:graphic-properties draw:fill-color="#bf0041" draw:textarea-horizontal-align="justify" draw:textarea-vertical-align="middle" draw:auto-grow-height="false" fo:min-height="1cm" fo:min-width="5.75cm"/>
      <style:paragraph-properties style:writing-mode="lr-tb"/>
    </style:style>
    <style:style style:name="gr51" style:family="graphic" style:parent-style-name="objectwithoutfill">
      <style:graphic-properties draw:marker-end="Arrowheads_20_38" draw:marker-end-width="0.3cm" draw:fill="none" draw:textarea-vertical-align="middle"/>
    </style:style>
    <style:style style:name="gr52" style:family="graphic" style:parent-style-name="objectwithoutfill">
      <style:graphic-properties draw:marker-end="Arrowheads_20_39" draw:marker-end-width="0.3cm" draw:fill="none" draw:textarea-vertical-align="middle"/>
    </style:style>
    <style:style style:name="gr53" style:family="graphic" style:parent-style-name="objectwithoutfill">
      <style:graphic-properties draw:marker-end="Arrowheads_20_40" draw:marker-end-width="0.3cm" draw:fill="none" draw:textarea-vertical-align="middle"/>
    </style:style>
    <style:style style:name="gr54" style:family="graphic" style:parent-style-name="objectwithoutfill">
      <style:graphic-properties draw:marker-end="Arrowheads_20_41" draw:marker-end-width="0.3cm" draw:fill="none" draw:textarea-vertical-align="middle"/>
    </style:style>
    <style:style style:name="gr55" style:family="graphic" style:parent-style-name="objectwithoutfill">
      <style:graphic-properties draw:marker-end="Arrowheads_20_42" draw:marker-end-width="0.3cm" draw:fill="none" draw:textarea-vertical-align="middle"/>
    </style:style>
    <style:style style:name="gr56" style:family="graphic" style:parent-style-name="standard">
      <style:graphic-properties draw:fill-color="#bf0041" draw:textarea-horizontal-align="justify" draw:textarea-vertical-align="middle" draw:auto-grow-height="false" fo:min-height="0.851cm" fo:min-width="3.75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58" style:family="graphic" style:parent-style-name="objectwithoutfill">
      <style:graphic-properties draw:marker-end="Arrowheads_20_43" draw:marker-end-width="0.3cm" draw:fill="none" draw:textarea-vertical-align="middle"/>
    </style:style>
    <style:style style:name="gr59" style:family="graphic" style:parent-style-name="objectwithoutfill">
      <style:graphic-properties draw:marker-end="Arrowheads_20_44" draw:marker-end-width="0.3cm" draw:fill="none" draw:textarea-vertical-align="middle"/>
    </style:style>
    <style:style style:name="gr60" style:family="graphic" style:parent-style-name="standard">
      <style:graphic-properties draw:fill-color="#bf0041" draw:textarea-horizontal-align="justify" draw:textarea-vertical-align="middle" draw:auto-grow-height="false" fo:min-height="2.25cm" fo:min-width="6.5cm"/>
      <style:paragraph-properties style:writing-mode="lr-tb"/>
    </style:style>
    <style:style style:name="gr61" style:family="graphic" style:parent-style-name="objectwithoutfill">
      <style:graphic-properties draw:marker-end="Arrowheads_20_45" draw:marker-end-width="0.3cm" draw:fill="none" draw:textarea-vertical-align="middle"/>
    </style:style>
    <style:style style:name="gr62" style:family="graphic" style:parent-style-name="objectwithoutfill">
      <style:graphic-properties draw:marker-end="Arrowheads_20_47" draw:marker-end-width="0.3cm" draw:fill="none" draw:textarea-vertical-align="middle"/>
    </style:style>
    <style:style style:name="gr63" style:family="graphic" style:parent-style-name="objectwithoutfill">
      <style:graphic-properties draw:marker-end="Arrowheads_20_48" draw:marker-end-width="0.3cm" draw:fill="none" draw:textarea-vertical-align="middle"/>
    </style:style>
    <style:style style:name="gr64" style:family="graphic" style:parent-style-name="standard">
      <style:graphic-properties draw:fill-color="#dddddd" draw:textarea-horizontal-align="justify" draw:textarea-vertical-align="middle" draw:auto-grow-height="false" fo:min-height="2.25cm" fo:min-width="4.25cm"/>
      <style:paragraph-properties style:writing-mode="lr-tb"/>
    </style:style>
    <style:style style:name="gr65" style:family="graphic" style:parent-style-name="objectwithoutfill">
      <style:graphic-properties draw:marker-end="Arrowheads_20_49" draw:marker-end-width="0.3cm" draw:fill="none" draw:textarea-vertical-align="middle"/>
    </style:style>
    <style:style style:name="gr66" style:family="graphic" style:parent-style-name="standard">
      <style:graphic-properties draw:fill-color="#bf0041" draw:textarea-horizontal-align="justify" draw:textarea-vertical-align="middle" draw:auto-grow-height="false" fo:min-height="1.23cm" fo:min-width="5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3.25cm" fo:min-width="4.75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3.5cm" fo:min-width="5.25cm"/>
      <style:paragraph-properties style:writing-mode="lr-tb"/>
    </style:style>
    <style:style style:name="gr69" style:family="graphic" style:parent-style-name="objectwithoutfill">
      <style:graphic-properties draw:marker-end="Arrowheads_20_50" draw:marker-end-width="0.3cm" draw:fill="none" draw:textarea-vertical-align="middle"/>
    </style:style>
    <style:style style:name="gr70" style:family="graphic" style:parent-style-name="objectwithoutfill">
      <style:graphic-properties draw:marker-end="Arrowheads_20_51" draw:marker-end-width="0.3cm" draw:fill="none" draw:textarea-vertical-align="middle"/>
    </style:style>
    <style:style style:name="gr71" style:family="graphic" style:parent-style-name="objectwithoutfill">
      <style:graphic-properties draw:marker-end="Arrowheads_20_53" draw:marker-end-width="0.3cm" draw:fill="none" draw:textarea-vertical-align="middle"/>
    </style:style>
    <style:style style:name="gr72" style:family="graphic" style:parent-style-name="objectwithoutfill">
      <style:graphic-properties draw:marker-end="Arrowheads_20_54" draw:marker-end-width="0.3cm" draw:fill="none" draw:textarea-vertical-align="middle"/>
    </style:style>
    <style:style style:name="gr73" style:family="graphic" style:parent-style-name="objectwithoutfill">
      <style:graphic-properties draw:marker-end="Arrowheads_20_55" draw:marker-end-width="0.3cm" draw:fill="none" draw:textarea-vertical-align="middle"/>
    </style:style>
    <style:style style:name="gr74" style:family="graphic" style:parent-style-name="standard">
      <style:graphic-properties draw:fill-color="#bf0041" draw:textarea-horizontal-align="justify" draw:textarea-vertical-align="middle" draw:auto-grow-height="false" fo:min-height="1.25cm" fo:min-width="3cm"/>
      <style:paragraph-properties style:writing-mode="lr-tb"/>
    </style:style>
    <style:style style:name="gr75" style:family="graphic" style:parent-style-name="objectwithoutfill">
      <style:graphic-properties draw:marker-end="Arrowheads_20_56" draw:marker-end-width="0.3cm" draw:fill="none" draw:textarea-vertical-align="middle"/>
    </style:style>
    <style:style style:name="gr76" style:family="graphic" style:parent-style-name="standard">
      <style:graphic-properties draw:textarea-horizontal-align="justify" draw:textarea-vertical-align="middle" draw:auto-grow-height="false" fo:min-height="4.5cm" fo:min-width="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bf0041"/>
      <style:paragraph-properties fo:text-align="center"/>
    </style:style>
    <style:style style:name="P4" style:family="paragraph">
      <loext:graphic-properties draw:fill-color="#bf0041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25cm" svg:height="2.75cm" svg:x="1.1cm" svg:y="1.2cm">
          <text:p text:style-name="P1">Import </text:p>
          <text:p text:style-name="P1">Config </text:p>
          <text:p text:style-name="P1">Settings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25cm" svg:height="2.75cm" svg:x="13.25cm" svg:y="1.25cm">
          <text:p text:style-name="P2">Read all the </text:p>
          <text:p text:style-name="P2">meta data </text:p>
          <text:p text:style-name="P2">from UK sit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6cm" svg:height="2.75cm" svg:x="13cm" svg:y="4.5cm">
          <text:p text:style-name="P2">Limit meta_data_df</text:p>
          <text:p text:style-name="P2">To only the </text:p>
          <text:p text:style-name="P2">needed </text:p>
          <text:p text:style-name="P2">columns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5cm" svg:height="1.2cm" svg:x="6.1cm" svg:y="2cm">
          <text:p text:style-name="P2">meta_url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cm" svg:height="1.25cm" svg:x="2.25cm" svg:y="4.75cm">
          <text:p text:style-name="P1">required_cols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5cm" svg:height="1.25cm" svg:x="2.25cm" svg:y="6.75cm">
          <text:p text:style-name="P1">proxy_terms_list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4.5cm" svg:height="3cm" svg:x="2.5cm" svg:y="9.25cm">
          <text:p text:style-name="P2">Joins proxy </text:p>
          <text:p text:style-name="P2">terms into </text:p>
          <text:p text:style-name="P2">a regex pattern</text:p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4.25cm" svg:height="1.5cm" svg:x="13.75cm" svg:y="10.25cm">
          <text:p text:style-name="P2">Regex pattern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6cm" svg:height="3.25cm" svg:x="22.05cm" svg:y="5.95cm">
          <text:p text:style-name="P2">Check if “other_info” </text:p>
          <text:p text:style-name="P2">in the meta data </text:p>
          <text:p text:style-name="P2">contains any </text:p>
          <text:p text:style-name="P2">of the proxy terms</text:p>
          <draw:enhanced-geometry svg:viewBox="0 0 21600 21600" draw:type="rectangle" draw:enhanced-path="M 0 0 L 21600 0 21600 21600 0 21600 0 0 Z N"/>
        </draw:custom-shape>
        <draw:custom-shape draw:style-name="gr9" draw:text-style-name="P1" xml:id="id13" draw:id="id13" draw:layer="layout" svg:width="6.75cm" svg:height="3.5cm" svg:x="21.4cm" svg:y="13.5cm">
          <text:p text:style-name="P1">QA:Check if any of the </text:p>
          <text:p text:style-name="P1">proxies also have </text:p>
          <text:p text:style-name="P1">the wording implying </text:p>
          <text:p text:style-name="P1">it’s an official indicator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" draw:id="id12" draw:layer="layout" svg:width="6cm" svg:height="2.25cm" svg:x="21.95cm" svg:y="10.25cm">
          <text:p text:style-name="P2">meta_data_df</text:p>
          <text:p text:style-name="P2">with “proxy” </text:p>
          <text:p text:style-name="P2">True/False column</text:p>
          <draw:enhanced-geometry svg:viewBox="0 0 21600 21600" draw:type="rectangle" draw:enhanced-path="M 0 0 L 21600 0 21600 21600 0 21600 0 0 Z N"/>
        </draw:custom-shape>
        <draw:custom-shape draw:style-name="gr11" draw:text-style-name="P5" xml:id="id15" draw:id="id15" draw:layer="layout" svg:width="4.25cm" svg:height="2cm" svg:x="30.75cm" svg:y="19.75cm">
          <text:p text:style-name="P2"><text:s/>Contradictions </text:p>
          <text:p text:style-name="P2">Found!</text:p>
          <draw:enhanced-geometry svg:viewBox="0 0 21600 21600" draw:type="rectangle" draw:enhanced-path="M 0 0 L 21600 0 21600 21600 0 21600 0 0 Z N"/>
        </draw:custom-shape>
        <draw:custom-shape draw:style-name="gr12" draw:text-style-name="P3" xml:id="id7" draw:id="id7" draw:layer="layout" svg:width="4cm" svg:height="1.25cm" svg:x="19cm" svg:y="3.65cm">
          <text:p text:style-name="P2">meta_data_d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3" xml:id="id9" draw:id="id9" draw:layer="layout" svg:width="4cm" svg:height="1.25cm" svg:x="13.8cm" svg:y="8cm">
          <text:p text:style-name="P2">meta_data_df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s" svg:x1="5.35cm" svg:y1="2.575cm" svg:x2="6.1cm" svg:y2="2.6cm" draw:start-shape="id1" draw:start-glue-point="1" draw:end-shape="id2" draw:end-glue-point="3" svg:d="M5350 2575h501l-252 25h501" svg:viewBox="0 0 751 26">
          <text:p/>
        </draw:connector>
        <draw:connector draw:style-name="gr14" draw:text-style-name="P6" draw:layer="layout" draw:type="lines" svg:x1="8.6cm" svg:y1="2.6cm" svg:x2="13.25cm" svg:y2="2.625cm" draw:end-shape="id3" draw:end-glue-point="3" svg:d="M8600 2600l4149 25h501" svg:viewBox="0 0 4651 26">
          <text:p/>
        </draw:connector>
        <draw:connector draw:style-name="gr15" draw:text-style-name="P6" draw:layer="layout" draw:type="line" svg:x1="6.25cm" svg:y1="5.375cm" svg:x2="13cm" svg:y2="5.875cm" draw:start-shape="id4" draw:start-glue-point="1" draw:end-shape="id5" svg:d="M6250 5375l6750 500" svg:viewBox="0 0 6751 501">
          <text:p/>
        </draw:connector>
        <draw:connector draw:style-name="gr16" draw:text-style-name="P6" draw:layer="layout" draw:line-skew="0.401cm" svg:x1="1.1cm" svg:y1="2.575cm" svg:x2="2.25cm" svg:y2="5.375cm" draw:start-shape="id1" draw:start-glue-point="3" draw:end-shape="id4" draw:end-glue-point="3" svg:d="M1100 2575h-100v2800h1250" svg:viewBox="0 0 1251 2801">
          <text:p/>
        </draw:connector>
        <draw:connector draw:style-name="gr17" draw:text-style-name="P6" draw:layer="layout" svg:x1="1.1cm" svg:y1="2.575cm" svg:x2="2.25cm" svg:y2="7.375cm" draw:start-shape="id1" draw:start-glue-point="3" draw:end-shape="id6" draw:end-glue-point="3" svg:d="M1100 2575h-501v4800h1651" svg:viewBox="0 0 1652 4801">
          <text:p/>
        </draw:connector>
        <draw:connector draw:style-name="gr18" draw:text-style-name="P6" draw:layer="layout" draw:type="curve" svg:x1="17.5cm" svg:y1="2.625cm" svg:x2="21cm" svg:y2="3.65cm" draw:start-shape="id3" draw:start-glue-point="1" draw:end-shape="id7" draw:end-glue-point="0" svg:d="M17500 2625c2334 0 3500 341 3500 1025" svg:viewBox="0 0 3501 1026">
          <text:p/>
        </draw:connector>
        <draw:connector draw:style-name="gr19" draw:text-style-name="P6" draw:layer="layout" draw:type="curve" svg:x1="21cm" svg:y1="4.9cm" svg:x2="18.6cm" svg:y2="5.875cm" draw:start-shape="id7" draw:start-glue-point="2" draw:end-shape="id5" draw:end-glue-point="1" svg:d="M21000 4900c0 650-800 975-2400 975" svg:viewBox="0 0 2401 976">
          <text:p/>
        </draw:connector>
        <draw:connector draw:style-name="gr20" draw:text-style-name="P6" draw:layer="layout" draw:type="line" svg:x1="4.75cm" svg:y1="8cm" svg:x2="4.75cm" svg:y2="9.25cm" draw:start-shape="id6" draw:start-glue-point="2" draw:end-shape="id8" draw:end-glue-point="0" svg:d="M4750 8000v1250" svg:viewBox="0 0 1 1251">
          <text:p/>
        </draw:connector>
        <draw:connector draw:style-name="gr21" draw:text-style-name="P6" draw:layer="layout" draw:type="line" svg:x1="15.8cm" svg:y1="7.25cm" svg:x2="15.8cm" svg:y2="8cm" draw:start-shape="id5" draw:start-glue-point="2" draw:end-shape="id9" draw:end-glue-point="0" svg:d="M15800 7250v750" svg:viewBox="0 0 1 751">
          <text:p/>
        </draw:connector>
        <draw:connector draw:style-name="gr22" draw:text-style-name="P6" draw:layer="layout" draw:type="curve" svg:x1="17.8cm" svg:y1="8.625cm" svg:x2="25.05cm" svg:y2="5.95cm" draw:start-shape="id9" draw:start-glue-point="1" draw:end-shape="id10" draw:end-glue-point="0" svg:d="M17800 8625c3187 0 2655-1588 3671-2445s3579-981 3579-230" svg:viewBox="0 0 7251 3171">
          <text:p/>
        </draw:connector>
        <draw:connector draw:style-name="gr23" draw:text-style-name="P6" draw:layer="layout" draw:type="curve" svg:x1="7cm" svg:y1="10.75cm" svg:x2="13.75cm" svg:y2="11cm" draw:start-shape="id8" draw:start-glue-point="1" draw:end-shape="id11" draw:end-glue-point="3" svg:d="M7000 10750c5062 0 1688 250 6750 250" svg:viewBox="0 0 6751 251">
          <text:p/>
        </draw:connector>
        <draw:connector draw:style-name="gr24" draw:text-style-name="P6" draw:layer="layout" draw:type="curve" svg:x1="18cm" svg:y1="11cm" svg:x2="22.05cm" svg:y2="7.575cm" draw:start-shape="id11" draw:start-glue-point="1" draw:end-shape="id10" draw:end-glue-point="3" svg:d="M18000 11000c3037 0 1013-3425 4050-3425" svg:viewBox="0 0 4051 3426">
          <text:p/>
        </draw:connector>
        <draw:connector draw:style-name="gr25" draw:text-style-name="P6" draw:layer="layout" draw:type="curve" svg:x1="25.05cm" svg:y1="9.2cm" svg:x2="24.95cm" svg:y2="10.25cm" draw:start-shape="id10" draw:start-glue-point="2" draw:end-shape="id12" draw:end-glue-point="0" svg:d="M25050 9200c0 787-100 263-100 1050" svg:viewBox="0 0 101 1051">
          <text:p/>
        </draw:connector>
        <draw:connector draw:style-name="gr26" draw:text-style-name="P6" draw:layer="layout" draw:type="curve" svg:x1="24.95cm" svg:y1="12.5cm" svg:x2="24.775cm" svg:y2="13.5cm" draw:start-shape="id12" draw:start-glue-point="2" draw:end-shape="id13" draw:end-glue-point="0" svg:d="M24950 12500c0 750-175 250-175 1000" svg:viewBox="0 0 176 1001">
          <text:p/>
        </draw:connector>
        <draw:custom-shape draw:style-name="gr27" draw:text-style-name="P2" xml:id="id14" draw:id="id14" draw:layer="layout" svg:width="2cm" svg:height="2cm" svg:x="27.5cm" svg:y="17.25cm">
          <text:p text:style-name="P2">y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" xml:id="id16" draw:id="id16" draw:layer="layout" svg:width="2cm" svg:height="2cm" svg:x="31.15cm" svg:y="14.45cm">
          <text:p text:style-name="P2">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6" draw:layer="layout" draw:type="curve" svg:x1="24.775cm" svg:y1="17cm" svg:x2="27.5cm" svg:y2="18.25cm" draw:start-shape="id13" draw:start-glue-point="2" draw:end-shape="id14" draw:end-glue-point="5" svg:d="M24775 17000c0 834 908 1250 2725 1250" svg:viewBox="0 0 2726 1251">
          <text:p/>
        </draw:connector>
        <draw:connector draw:style-name="gr29" draw:text-style-name="P6" draw:layer="layout" draw:type="curve" svg:x1="28.5cm" svg:y1="19.25cm" svg:x2="30.75cm" svg:y2="20.75cm" draw:start-shape="id14" draw:start-glue-point="6" draw:end-shape="id15" draw:end-glue-point="3" svg:d="M28500 19250c0 1000 750 1500 2250 1500" svg:viewBox="0 0 2251 1501">
          <text:p/>
        </draw:connector>
        <draw:connector draw:style-name="gr30" draw:text-style-name="P6" draw:layer="layout" draw:type="curve" svg:x1="28.15cm" svg:y1="15.25cm" svg:x2="32.15cm" svg:y2="14.45cm" draw:start-shape="id13" draw:start-glue-point="1" draw:end-shape="id16" draw:end-glue-point="4" svg:d="M28150 15250c2250 0 1874-651 2312-1039s1688-512 1688 239" svg:viewBox="0 0 4001 1349">
          <text:p/>
        </draw:connector>
        <draw:custom-shape draw:style-name="gr31" draw:text-style-name="P2" xml:id="id17" draw:id="id17" draw:layer="layout" svg:width="5cm" svg:height="2.25cm" svg:x="13.25cm" svg:y="13.25cm">
          <text:p text:style-name="P2">Remove archived</text:p>
          <text:p text:style-name="P2">indicators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draw:type="curve" svg:x1="21.95cm" svg:y1="11.375cm" svg:x2="18.25cm" svg:y2="14.375cm" draw:start-shape="id12" draw:start-glue-point="3" draw:end-shape="id17" draw:end-glue-point="1" svg:d="M21950 11375c-2775 0-925 3000-3700 3000" svg:viewBox="0 0 3701 3001">
          <text:p/>
        </draw:connector>
        <draw:custom-shape draw:style-name="gr33" draw:text-style-name="P3" xml:id="id18" draw:id="id18" draw:layer="layout" svg:width="3.75cm" svg:height="1cm" svg:x="2.75cm" svg:y="12.75cm">
          <text:p text:style-name="P2">DISAG_URL</text:p>
          <draw:enhanced-geometry svg:viewBox="0 0 21600 21600" draw:type="rectangle" draw:enhanced-path="M 0 0 L 21600 0 21600 21600 0 21600 0 0 Z N"/>
        </draw:custom-shape>
        <draw:connector draw:style-name="gr34" draw:text-style-name="P6" draw:layer="layout" svg:x1="1.1cm" svg:y1="2.575cm" svg:x2="2.75cm" svg:y2="13.25cm" draw:start-shape="id1" draw:start-glue-point="3" draw:end-shape="id18" svg:d="M1100 2575h-501v10675h2151" svg:viewBox="0 0 2152 10676">
          <text:p/>
        </draw:connector>
        <draw:custom-shape draw:style-name="gr35" draw:text-style-name="P3" xml:id="id20" draw:id="id20" draw:layer="layout" svg:width="4.5cm" svg:height="1.25cm" svg:x="15.75cm" svg:y="17.5cm">
          <text:p text:style-name="P2">meta_data_df</text:p>
          <draw:enhanced-geometry svg:viewBox="0 0 21600 21600" draw:type="rectangle" draw:enhanced-path="M 0 0 L 21600 0 21600 21600 0 21600 0 0 Z N"/>
        </draw:custom-shape>
        <draw:custom-shape draw:style-name="gr36" draw:text-style-name="P2" xml:id="id19" draw:id="id19" draw:layer="layout" svg:width="4.75cm" svg:height="2.25cm" svg:x="2.25cm" svg:y="14.6cm">
          <text:p text:style-name="P2">Get </text:p>
          <text:p text:style-name="P2">disaggregation </text:p>
          <text:p text:style-name="P2">report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4.625cm" svg:y1="13.75cm" svg:x2="4.625cm" svg:y2="14.6cm" draw:start-shape="id18" draw:start-glue-point="2" draw:end-shape="id19" svg:d="M4625 13750v850" svg:viewBox="0 0 1 851">
          <text:p/>
        </draw:connector>
        <draw:connector draw:style-name="gr38" draw:text-style-name="P6" draw:layer="layout" draw:type="curve" svg:x1="15.75cm" svg:y1="15.5cm" svg:x2="18cm" svg:y2="17.5cm" draw:start-shape="id17" draw:start-glue-point="2" draw:end-shape="id20" draw:end-glue-point="0" svg:d="M15750 15500c0 1500 2250 500 2250 2000" svg:viewBox="0 0 2251 2001">
          <text:p/>
        </draw:connector>
        <draw:custom-shape draw:style-name="gr39" draw:text-style-name="P3" xml:id="id21" draw:id="id21" draw:layer="layout" svg:width="8.25cm" svg:height="1.25cm" svg:x="1.15cm" svg:y="22.55cm">
          <text:p text:style-name="P2">GEO_DISAG_TERMS_LIST</text:p>
          <draw:enhanced-geometry svg:viewBox="0 0 21600 21600" draw:type="rectangle" draw:enhanced-path="M 0 0 L 21600 0 21600 21600 0 21600 0 0 Z N"/>
        </draw:custom-shape>
        <draw:connector draw:style-name="gr40" draw:text-style-name="P6" draw:layer="layout" svg:x1="1.1cm" svg:y1="2.575cm" svg:x2="1.15cm" svg:y2="23.175cm" draw:start-shape="id1" draw:start-glue-point="3" draw:end-shape="id21" svg:d="M1100 2575h-501v20600h551" svg:viewBox="0 0 552 20601">
          <text:p/>
        </draw:connector>
        <draw:custom-shape draw:style-name="gr6" draw:text-style-name="P2" xml:id="id22" draw:id="id22" draw:layer="layout" svg:width="4.5cm" svg:height="3cm" svg:x="3cm" svg:y="24.75cm">
          <text:p text:style-name="P2">Joins GEO </text:p>
          <text:p text:style-name="P2">DISAG </text:p>
          <text:p text:style-name="P2">terms into </text:p>
          <text:p text:style-name="P2">a regex pattern</text:p>
          <draw:enhanced-geometry svg:viewBox="0 0 21600 21600" draw:type="rectangle" draw:enhanced-path="M 0 0 L 21600 0 21600 21600 0 21600 0 0 Z N"/>
        </draw:custom-shape>
        <draw:connector draw:style-name="gr41" draw:text-style-name="P6" draw:layer="layout" draw:type="curve" svg:x1="5.275cm" svg:y1="23.8cm" svg:x2="5.25cm" svg:y2="24.75cm" draw:start-shape="id21" draw:start-glue-point="2" draw:end-shape="id22" draw:end-glue-point="0" svg:d="M5275 23800c0 712-25 238-25 950" svg:viewBox="0 0 26 951">
          <text:p/>
        </draw:connector>
        <draw:custom-shape draw:style-name="gr7" draw:text-style-name="P3" xml:id="id23" draw:id="id23" draw:layer="layout" svg:width="4.25cm" svg:height="1.5cm" svg:x="3.1cm" svg:y="28.6cm">
          <text:p text:style-name="P2">Regex pattern</text:p>
          <draw:enhanced-geometry svg:viewBox="0 0 21600 21600" draw:type="rectangle" draw:enhanced-path="M 0 0 L 21600 0 21600 21600 0 21600 0 0 Z N"/>
        </draw:custom-shape>
        <draw:connector draw:style-name="gr42" draw:text-style-name="P6" draw:layer="layout" draw:type="curve" svg:x1="5.25cm" svg:y1="27.75cm" svg:x2="5.225cm" svg:y2="28.6cm" draw:start-shape="id22" draw:start-glue-point="2" draw:end-shape="id23" draw:end-glue-point="0" svg:d="M5250 27750c0 637-25 213-25 850" svg:viewBox="0 0 26 851">
          <text:p/>
        </draw:connector>
        <draw:custom-shape draw:style-name="gr43" draw:text-style-name="P2" xml:id="id24" draw:id="id24" draw:layer="layout" svg:width="6cm" svg:height="5cm" svg:x="9.65cm" svg:y="24.85cm">
          <text:p text:style-name="P2">Check if </text:p>
          <text:p text:style-name="P2">“Disaggregations” </text:p>
          <text:p text:style-name="P2">column</text:p>
          <text:p text:style-name="P2">in disag_df </text:p>
          <text:p text:style-name="P2">contains any </text:p>
          <text:p text:style-name="P1"><text:span text:style-name="T1">of the </text:span>GEO DISAG </text:p>
          <text:p text:style-name="P1">terms</text:p>
          <draw:enhanced-geometry svg:viewBox="0 0 21600 21600" draw:type="rectangle" draw:enhanced-path="M 0 0 L 21600 0 21600 21600 0 21600 0 0 Z N"/>
        </draw:custom-shape>
        <draw:connector draw:style-name="gr44" draw:text-style-name="P6" draw:layer="layout" draw:type="curve" svg:x1="7.35cm" svg:y1="29.35cm" svg:x2="9.65cm" svg:y2="27.35cm" draw:start-shape="id23" draw:start-glue-point="1" draw:end-shape="id24" draw:end-glue-point="3" svg:d="M7350 29350c1725 0 575-2000 2300-2000" svg:viewBox="0 0 2301 2001">
          <text:p/>
        </draw:connector>
        <draw:custom-shape draw:style-name="gr45" draw:text-style-name="P3" xml:id="id25" draw:id="id25" draw:layer="layout" svg:width="5.25cm" svg:height="2.25cm" svg:x="16.35cm" svg:y="28.25cm">
          <text:p text:style-name="P2">disag_df</text:p>
          <text:p text:style-name="P2">with “geo_disag” </text:p>
          <text:p text:style-name="P2">True/False column</text:p>
          <draw:enhanced-geometry svg:viewBox="0 0 21600 21600" draw:type="rectangle" draw:enhanced-path="M 0 0 L 21600 0 21600 21600 0 21600 0 0 Z N"/>
        </draw:custom-shape>
        <draw:connector draw:style-name="gr46" draw:text-style-name="P6" draw:layer="layout" draw:type="curve" svg:x1="15.65cm" svg:y1="27.35cm" svg:x2="18.975cm" svg:y2="28.25cm" draw:start-shape="id24" draw:start-glue-point="1" draw:end-shape="id25" draw:end-glue-point="0" svg:d="M15650 27350c2217 0 3325 300 3325 900" svg:viewBox="0 0 3326 901">
          <text:p/>
        </draw:connector>
        <draw:custom-shape draw:style-name="gr12" draw:text-style-name="P3" xml:id="id26" draw:id="id26" draw:layer="layout" svg:width="4cm" svg:height="1.25cm" svg:x="2.65cm" svg:y="17.6cm">
          <text:p text:style-name="P2">disag_df</text:p>
          <draw:enhanced-geometry svg:viewBox="0 0 21600 21600" draw:type="rectangle" draw:enhanced-path="M 0 0 L 21600 0 21600 21600 0 21600 0 0 Z N"/>
        </draw:custom-shape>
        <draw:connector draw:style-name="gr47" draw:text-style-name="P6" draw:layer="layout" draw:type="curve" svg:x1="4.625cm" svg:y1="16.85cm" svg:x2="4.65cm" svg:y2="17.6cm" draw:start-shape="id19" draw:start-glue-point="2" draw:end-shape="id26" draw:end-glue-point="0" svg:d="M4625 16850c0 562 25 188 25 750" svg:viewBox="0 0 26 751">
          <text:p/>
        </draw:connector>
        <draw:custom-shape draw:style-name="gr48" draw:text-style-name="P7" xml:id="id27" draw:id="id27" draw:layer="layout" svg:width="3.75cm" svg:height="2.5cm" svg:x="18.15cm" svg:y="31.6cm">
          <text:p text:style-name="P2">Output </text:p>
          <text:p text:style-name="P2">csv as</text:p>
          <text:p text:style-name="P2">'disag_df.csv'</text:p>
          <draw:enhanced-geometry svg:viewBox="0 0 21600 21600" draw:type="rectangle" draw:enhanced-path="M 0 0 L 21600 0 21600 21600 0 21600 0 0 Z N"/>
        </draw:custom-shape>
        <draw:connector draw:style-name="gr49" draw:text-style-name="P6" draw:layer="layout" draw:type="curve" svg:x1="18.975cm" svg:y1="30.5cm" svg:x2="20.025cm" svg:y2="31.6cm" draw:start-shape="id25" draw:start-glue-point="2" draw:end-shape="id27" draw:end-glue-point="0" svg:d="M18975 30500c0 825 1050 275 1050 1100" svg:viewBox="0 0 1051 1101">
          <text:p/>
        </draw:connector>
        <draw:custom-shape draw:style-name="gr50" draw:text-style-name="P3" xml:id="id28" draw:id="id28" draw:layer="layout" svg:width="6.25cm" svg:height="1.25cm" svg:x="1.6cm" svg:y="32.05cm">
          <text:p text:style-name="P2">required_disag_cols</text:p>
          <draw:enhanced-geometry svg:viewBox="0 0 21600 21600" draw:type="rectangle" draw:enhanced-path="M 0 0 L 21600 0 21600 21600 0 21600 0 0 Z N"/>
        </draw:custom-shape>
        <draw:connector draw:style-name="gr51" draw:text-style-name="P6" draw:layer="layout" svg:x1="1.1cm" svg:y1="2.575cm" svg:x2="1.6cm" svg:y2="32.675cm" draw:start-shape="id1" draw:start-glue-point="3" draw:end-shape="id28" draw:end-glue-point="3" svg:d="M1100 2575h-501v30100h1001" svg:viewBox="0 0 1002 30101">
          <text:p/>
        </draw:connector>
        <draw:custom-shape draw:style-name="gr2" draw:text-style-name="P2" xml:id="id29" draw:id="id29" draw:layer="layout" svg:width="5.6cm" svg:height="2.75cm" svg:x="9.9cm" svg:y="31.1cm">
          <text:p text:style-name="P2">Limit disag_df</text:p>
          <text:p text:style-name="P2">To only the </text:p>
          <text:p text:style-name="P2">needed </text:p>
          <text:p text:style-name="P2">columns</text:p>
          <draw:enhanced-geometry svg:viewBox="0 0 21600 21600" draw:type="rectangle" draw:enhanced-path="M 0 0 L 21600 0 21600 21600 0 21600 0 0 Z N"/>
        </draw:custom-shape>
        <draw:connector draw:style-name="gr52" draw:text-style-name="P6" draw:layer="layout" draw:type="curve" svg:x1="6.65cm" svg:y1="18.225cm" svg:x2="12.65cm" svg:y2="24.85cm" draw:start-shape="id26" draw:start-glue-point="1" draw:end-shape="id24" draw:end-glue-point="0" svg:d="M6650 18225c4000 0 6000 2208 6000 6625" svg:viewBox="0 0 6001 6626">
          <text:p/>
        </draw:connector>
        <draw:connector draw:style-name="gr53" draw:text-style-name="P6" draw:layer="layout" draw:type="curve" svg:x1="7.85cm" svg:y1="32.675cm" svg:x2="9.9cm" svg:y2="32.475cm" draw:start-shape="id28" draw:start-glue-point="1" draw:end-shape="id29" draw:end-glue-point="3" svg:d="M7850 32675c1537 0 513-200 2050-200" svg:viewBox="0 0 2051 201">
          <text:p/>
        </draw:connector>
        <draw:connector draw:style-name="gr54" draw:text-style-name="P6" draw:layer="layout" draw:type="curve" svg:x1="18.975cm" svg:y1="30.5cm" svg:x2="15.5cm" svg:y2="32.475cm" draw:start-shape="id25" draw:start-glue-point="2" draw:end-shape="id29" draw:end-glue-point="1" svg:d="M18975 30500c0 1317-1158 1975-3475 1975" svg:viewBox="0 0 3476 1976">
          <text:p/>
        </draw:connector>
        <draw:connector draw:style-name="gr55" draw:text-style-name="P6" draw:layer="layout" svg:x1="1.1cm" svg:y1="2.575cm" svg:x2="2.75cm" svg:y2="20.949cm" draw:start-shape="id1" draw:start-glue-point="3" draw:end-shape="id30" draw:end-glue-point="3" svg:d="M1100 2575h-501v18374h2151" svg:viewBox="0 0 2152 18375">
          <text:p/>
        </draw:connector>
        <draw:custom-shape draw:style-name="gr56" draw:text-style-name="P3" xml:id="id30" draw:id="id30" draw:layer="layout" svg:width="4.25cm" svg:height="1.101cm" svg:x="2.75cm" svg:y="20.399cm">
          <text:p text:style-name="P2">uk_terms_list</text:p>
          <draw:enhanced-geometry svg:viewBox="0 0 21600 21600" draw:type="rectangle" draw:enhanced-path="M 0 0 L 21600 0 21600 21600 0 21600 0 0 Z N"/>
        </draw:custom-shape>
        <draw:custom-shape draw:style-name="gr57" draw:text-style-name="P2" xml:id="id32" draw:id="id32" draw:layer="layout" svg:width="8.5cm" svg:height="1.5cm" svg:x="18.25cm" svg:y="19.75cm">
          <text:p text:style-name="P2">Check meta_data_df</text:p>
          <text:p text:style-name="P2"><text:s/>for UK-only data</text:p>
          <draw:enhanced-geometry svg:viewBox="0 0 21600 21600" draw:type="rectangle" draw:enhanced-path="M 0 0 L 21600 0 21600 21600 0 21600 0 0 Z N"/>
        </draw:custom-shape>
        <draw:connector draw:style-name="gr58" draw:text-style-name="P6" draw:layer="layout" draw:type="curve" svg:x1="7cm" svg:y1="20.949cm" svg:x2="9cm" svg:y2="20.75cm" draw:start-shape="id30" draw:start-glue-point="1" draw:end-shape="id31" draw:end-glue-point="3" svg:d="M7000 20949c1500 0 500-199 2000-199" svg:viewBox="0 0 2001 200">
          <text:p/>
        </draw:connector>
        <draw:connector draw:style-name="gr59" draw:text-style-name="P6" draw:layer="layout" draw:type="curve" svg:x1="18cm" svg:y1="18.75cm" svg:x2="22.5cm" svg:y2="19.75cm" draw:start-shape="id20" draw:start-glue-point="2" draw:end-shape="id32" draw:end-glue-point="0" svg:d="M18000 18750c0 750 4500 250 4500 1000" svg:viewBox="0 0 4501 1001">
          <text:p/>
        </draw:connector>
        <draw:custom-shape draw:style-name="gr60" draw:text-style-name="P3" xml:id="id33" draw:id="id33" draw:layer="layout" svg:width="7cm" svg:height="2.5cm" svg:x="21.55cm" svg:y="22.65cm">
          <text:p text:style-name="P2">meta_data_df with </text:p>
          <text:p text:style-name="P2">‘only_uk_data’</text:p>
          <text:p text:style-name="P2">True/False column</text:p>
          <draw:enhanced-geometry svg:viewBox="0 0 21600 21600" draw:type="rectangle" draw:enhanced-path="M 0 0 L 21600 0 21600 21600 0 21600 0 0 Z N"/>
        </draw:custom-shape>
        <draw:connector draw:style-name="gr61" draw:text-style-name="P6" draw:layer="layout" draw:type="curve" svg:x1="22.5cm" svg:y1="21.25cm" svg:x2="25.05cm" svg:y2="22.65cm" draw:start-shape="id32" draw:start-glue-point="2" draw:end-shape="id33" draw:end-glue-point="0" svg:d="M22500 21250c0 1050 2550 350 2550 1400" svg:viewBox="0 0 2551 1401">
          <text:p/>
        </draw:connector>
        <draw:custom-shape draw:style-name="gr6" draw:text-style-name="P2" xml:id="id31" draw:id="id31" draw:layer="layout" svg:width="4.5cm" svg:height="3cm" svg:x="9cm" svg:y="19.25cm">
          <text:p text:style-name="P2">Joins uk_terms </text:p>
          <text:p text:style-name="P2">terms into </text:p>
          <text:p text:style-name="P2">a regex pattern</text:p>
          <draw:enhanced-geometry svg:viewBox="0 0 21600 21600" draw:type="rectangle" draw:enhanced-path="M 0 0 L 21600 0 21600 21600 0 21600 0 0 Z N"/>
        </draw:custom-shape>
        <draw:custom-shape draw:style-name="gr7" draw:text-style-name="P3" xml:id="id34" draw:id="id34" draw:layer="layout" svg:width="4.25cm" svg:height="1.5cm" svg:x="14.5cm" svg:y="21.75cm">
          <text:p text:style-name="P2">Regex pattern</text:p>
          <draw:enhanced-geometry svg:viewBox="0 0 21600 21600" draw:type="rectangle" draw:enhanced-path="M 0 0 L 21600 0 21600 21600 0 21600 0 0 Z N"/>
        </draw:custom-shape>
        <draw:connector draw:style-name="gr62" draw:text-style-name="P6" draw:layer="layout" draw:type="curve" svg:x1="13.5cm" svg:y1="20.75cm" svg:x2="14.5cm" svg:y2="22.5cm" draw:start-shape="id31" draw:start-glue-point="1" draw:end-shape="id34" draw:end-glue-point="3" svg:d="M13500 20750c750 0 250 1750 1000 1750" svg:viewBox="0 0 1001 1751">
          <text:p/>
        </draw:connector>
        <draw:connector draw:style-name="gr63" draw:text-style-name="P6" draw:layer="layout" draw:type="curve" svg:x1="16.625cm" svg:y1="21.75cm" svg:x2="18.25cm" svg:y2="20.5cm" draw:start-shape="id34" draw:start-glue-point="0" draw:end-shape="id32" draw:end-glue-point="3" svg:d="M16625 21750c0-834 541-1250 1625-1250" svg:viewBox="0 0 1626 1251">
          <text:p/>
        </draw:connector>
        <draw:custom-shape draw:style-name="gr64" draw:text-style-name="P7" xml:id="id35" draw:id="id35" draw:layer="layout" svg:width="4.75cm" svg:height="2.5cm" svg:x="29.75cm" svg:y="23cm">
          <text:p text:style-name="P2">Output </text:p>
          <text:p text:style-name="P2">csv as</text:p>
          <text:p text:style-name="P2">'meta_data.csv'</text:p>
          <draw:enhanced-geometry svg:viewBox="0 0 21600 21600" draw:type="rectangle" draw:enhanced-path="M 0 0 L 21600 0 21600 21600 0 21600 0 0 Z N"/>
        </draw:custom-shape>
        <draw:connector draw:style-name="gr65" draw:text-style-name="P6" draw:layer="layout" draw:type="curve" svg:x1="28.55cm" svg:y1="23.9cm" svg:x2="29.75cm" svg:y2="24.25cm" draw:start-shape="id33" draw:start-glue-point="1" draw:end-shape="id35" draw:end-glue-point="3" svg:d="M28550 23900c900 0 300 350 1200 350" svg:viewBox="0 0 1201 351">
          <text:p/>
        </draw:connector>
        <draw:custom-shape draw:style-name="gr66" draw:text-style-name="P3" xml:id="id37" draw:id="id37" draw:layer="layout" svg:width="5.5cm" svg:height="1.48cm" svg:x="2.25cm" svg:y="34.75cm">
          <text:p text:style-name="P2">suitability_test</text:p>
          <draw:enhanced-geometry svg:viewBox="0 0 21600 21600" draw:type="rectangle" draw:enhanced-path="M 0 0 L 21600 0 21600 21600 0 21600 0 0 Z N"/>
        </draw:custom-shape>
        <draw:custom-shape draw:style-name="gr67" draw:text-style-name="P2" xml:id="id38" draw:id="id38" draw:layer="layout" svg:width="5.25cm" svg:height="3.5cm" svg:x="8.75cm" svg:y="34.75cm">
          <text:p text:style-name="P2"><text:span text:style-name="T1">Join </text:span></text:p>
          <text:p text:style-name="P2">suitability_test </text:p>
          <text:p text:style-name="P2">terms </text:p>
          <text:p text:style-name="P2">into SQL query</text:p>
          <text:p text:style-name="P2">pattern</text:p>
          <draw:enhanced-geometry svg:viewBox="0 0 21600 21600" draw:type="rectangle" draw:enhanced-path="M 0 0 L 21600 0 21600 21600 0 21600 0 0 Z N"/>
        </draw:custom-shape>
        <draw:custom-shape draw:style-name="gr7" draw:text-style-name="P3" xml:id="id39" draw:id="id39" draw:layer="layout" svg:width="4.25cm" svg:height="1.5cm" svg:x="15.25cm" svg:y="36cm">
          <text:p text:style-name="P2">query pattern</text:p>
          <draw:enhanced-geometry svg:viewBox="0 0 21600 21600" draw:type="rectangle" draw:enhanced-path="M 0 0 L 21600 0 21600 21600 0 21600 0 0 Z N"/>
        </draw:custom-shape>
        <draw:custom-shape draw:style-name="gr68" draw:text-style-name="P2" xml:id="id36" draw:id="id36" draw:layer="layout" svg:width="5.75cm" svg:height="3.75cm" svg:x="23cm" svg:y="27.75cm">
          <text:p text:style-name="P2">Query metadata df</text:p>
          <text:p text:style-name="P2">Test each indicator </text:p>
          <text:p text:style-name="P2">against factors</text:p>
          <text:p text:style-name="P2">Making it </text:p>
          <text:p text:style-name="P2">suitable for SDMX</text:p>
          <draw:enhanced-geometry svg:viewBox="0 0 21600 21600" draw:type="rectangle" draw:enhanced-path="M 0 0 L 21600 0 21600 21600 0 21600 0 0 Z N"/>
        </draw:custom-shape>
        <draw:connector draw:style-name="gr69" draw:text-style-name="P6" draw:layer="layout" draw:type="curve" svg:x1="25.05cm" svg:y1="25.15cm" svg:x2="25.875cm" svg:y2="27.75cm" draw:start-shape="id33" draw:start-glue-point="2" draw:end-shape="id36" draw:end-glue-point="0" svg:d="M25050 25150c0 1950 825 650 825 2600" svg:viewBox="0 0 826 2601">
          <text:p/>
        </draw:connector>
        <draw:connector draw:style-name="gr70" draw:text-style-name="P6" draw:layer="layout" svg:x1="1.1cm" svg:y1="2.575cm" svg:x2="2.25cm" svg:y2="35.49cm" draw:start-shape="id1" draw:start-glue-point="3" draw:end-shape="id37" draw:end-glue-point="3" svg:d="M1100 2575h-501v32915h1651" svg:viewBox="0 0 1652 32916">
          <text:p/>
        </draw:connector>
        <draw:connector draw:style-name="gr71" draw:text-style-name="P6" draw:layer="layout" draw:type="curve" svg:x1="7.75cm" svg:y1="35.49cm" svg:x2="8.75cm" svg:y2="36.5cm" draw:start-shape="id37" draw:start-glue-point="1" draw:end-shape="id38" draw:end-glue-point="3" svg:d="M7750 35490c750 0 250 1010 1000 1010" svg:viewBox="0 0 1001 1011">
          <text:p/>
        </draw:connector>
        <draw:connector draw:style-name="gr72" draw:text-style-name="P6" draw:layer="layout" draw:type="curve" svg:x1="14cm" svg:y1="36.5cm" svg:x2="15.25cm" svg:y2="36.75cm" draw:start-shape="id38" draw:start-glue-point="1" draw:end-shape="id39" draw:end-glue-point="3" svg:d="M14000 36500c937 0 313 250 1250 250" svg:viewBox="0 0 1251 251">
          <text:p/>
        </draw:connector>
        <draw:connector draw:style-name="gr73" draw:text-style-name="P6" draw:layer="layout" draw:type="curve" svg:x1="19.5cm" svg:y1="36.75cm" svg:x2="25.875cm" svg:y2="31.5cm" draw:start-shape="id39" draw:start-glue-point="1" draw:end-shape="id36" draw:end-glue-point="2" svg:d="M19500 36750c4250 0 6375-1750 6375-5250" svg:viewBox="0 0 6376 5251">
          <text:p/>
        </draw:connector>
        <draw:custom-shape draw:style-name="gr74" draw:text-style-name="P3" xml:id="id40" draw:id="id40" draw:layer="layout" svg:width="3.5cm" svg:height="1.5cm" svg:x="27.75cm" svg:y="33.5cm">
          <text:p text:style-name="P2">inc_df</text:p>
          <draw:enhanced-geometry svg:viewBox="0 0 21600 21600" draw:type="rectangle" draw:enhanced-path="M 0 0 L 21600 0 21600 21600 0 21600 0 0 Z N"/>
        </draw:custom-shape>
        <draw:connector draw:style-name="gr75" draw:text-style-name="P6" draw:layer="layout" draw:type="curve" svg:x1="28.75cm" svg:y1="29.625cm" svg:x2="29.5cm" svg:y2="33.5cm" draw:start-shape="id36" draw:start-glue-point="1" draw:end-shape="id40" draw:end-glue-point="0" svg:d="M28750 29625c500 0 750 1291 750 3875" svg:viewBox="0 0 751 3876">
          <text:p/>
        </draw:connector>
      </draw:page>
      <draw:page draw:name="page2" draw:style-name="dp1" draw:master-page-name="Default">
        <draw:custom-shape draw:style-name="gr76" draw:text-style-name="P2" draw:layer="layout" svg:width="5.5cm" svg:height="4.75cm" svg:x="2.5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7T18:10:11.204000000</meta:creation-date>
    <dc:date>2021-04-28T11:31:31.893000000</dc:date>
    <meta:editing-duration>PT44M38S</meta:editing-duration>
    <meta:editing-cycles>13</meta:editing-cycles>
    <meta:generator>LibreOffice/7.1.1.2$Windows_X86_64 LibreOffice_project/fe0b08f4af1bacafe4c7ecc87ce55bb426164676</meta:generator>
    <meta:document-statistic meta:object-count="86"/>
  </office:meta>
</office:document-meta>
</file>